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ValidationBeanRegistrationAotProcessorTests.process( Class &lt; ?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istsValidator.isValid( String value , ConstraintValidatorContext constraintValidato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BeanRegistrationAotProcessorTests.shouldProcessPropertyLevel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ValidationBeanRegistrationAotProcessorTests.createContribu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ParameterLevelConstraint.hello( @ Exists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evelConstra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BeanRegistrationAotProcessorTests.shouldProcessMethodParameterLevel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ParameterLevelConstraint.ConstructorParameterLevelConstraint( @ Exists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BeanRegistrationAotProcessorTests.shouldProcessConstructorParameterLevel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LevelConstrai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BeanRegistrationAotProcessorTests.shouldSkipNonAnnota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ParameterLevelConstraint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